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Class 4</text:p>
      <text:p text:style-name="P1">Julie Leifeld</text:p>
      <text:p text:style-name="P1">10/11/16</text:p>
      <text:p text:style-name="P3">Professional Problem 12.2</text:p>
      <text:p text:style-name="P2"/>
      <text:p text:style-name="P2"><draw:frame draw:style-name="fr1" draw:name="Object1" text:anchor-type="as-char" svg:y="-0.1484in" svg:width="2.3898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We know that <text:tab/></text:p>
      <text:p text:style-name="P2"><text:tab/><draw:frame draw:style-name="fr1" draw:name="Object2" text:anchor-type="as-char" svg:y="-0.1492in" svg:width="1.2547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In other words this shape is the set of all points for which the distance from point <text:span text:style-name="T1">r</text:span><text:span text:style-name="T2">(x,y) to </text:span><text:span text:style-name="T1"><draw:frame draw:style-name="fr1" draw:name="Object3" text:anchor-type="as-char" svg:y="-0.1484in" svg:width="0.2091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summed with the distance from r to </text:span><text:span text:style-name="T2"><draw:frame draw:style-name="fr1" draw:name="Object4" text:anchor-type="as-char" svg:y="-0.1484in" svg:width="0.2126in" svg:height="0.2091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">is always a set constant. Thus, by the definition of an ellipse, this shape is an ellipse with foci </text:span><text:span text:style-name="T2"><draw:frame draw:style-name="fr1" draw:name="Object5" text:anchor-type="as-char" svg:y="-0.1484in" svg:width="0.7654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Furthermore, we know that the center of an ellipse is the midpoint of the line segment linking the two foci. Therefore, the center of this ellipse is </text:span><text:span text:style-name="T2"><draw:frame draw:style-name="fr1" draw:name="Object6" text:anchor-type="as-char" svg:y="-0.2689in" svg:width="1.1689in" svg:height="0.418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and the form of this ellipse is,</text:span></text:p>
      <text:p text:style-name="P2"><text:span text:style-name="T2"/></text:p>
      <text:p text:style-name="P2"><text:span text:style-name="T2"><text:tab/></text:span><text:span text:style-name="T2"><draw:frame draw:style-name="fr1" draw:name="Object7" text:anchor-type="as-char" svg:y="-0.178in" svg:width="0.1547in" svg:height="0.272in" draw:z-index="6"><draw:object xlink:href="./Object 7" xlink:type="simple" xlink:show="embed" xlink:actuate="onLoad"/><draw:image xlink:href="./ObjectReplacements/Object 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 White</meta:initial-creator>
    <meta:creation-date>2016-10-11T16:06:42.26</meta:creation-date>
    <meta:document-statistic meta:table-count="0" meta:image-count="0" meta:object-count="7" meta:page-count="1" meta:paragraph-count="10" meta:word-count="92" meta:character-count="503"/>
    <dc:date>2016-10-11T16:38:27.68</dc:date>
    <dc:creator>Isadora  White</dc:creator>
    <meta:editing-duration>PT46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math xmlns="http://www.w3.org/1998/Math/MathML">
  <semantics>
    <mrow>
      <mrow>
        <mi>r</mi>
        <mo stretchy="false">=</mo>
        <mrow>
          <mo stretchy="false">(</mo>
          <mrow>
            <mi>x</mi>
            <mi>,</mi>
            <mi>y</mi>
          </mrow>
          <mo stretchy="false">)</mo>
        </mrow>
      </mrow>
      <mtext>, </mtext>
      <mrow>
        <msub>
          <mi>r</mi>
          <mn>1</mn>
        </msub>
        <mo stretchy="false">=</mo>
        <mrow>
          <mo stretchy="false">(</mo>
          <mrow>
            <msub>
              <mi>x</mi>
              <mn>1,</mn>
            </msub>
            <msub>
              <mi>y</mi>
              <mn>1</mn>
            </msub>
          </mrow>
          <mo stretchy="false">)</mo>
        </mrow>
      </mrow>
      <mtext>, </mtext>
      <mrow>
        <msub>
          <mi>r</mi>
          <mn>2</mn>
        </msub>
        <mo stretchy="false">=</mo>
        <mrow>
          <mo stretchy="false">(</mo>
          <mrow>
            <msub>
              <mi>x</mi>
              <mn>2,</mn>
            </msub>
            <msub>
              <mi>y</mi>
              <mn>2</mn>
            </msub>
          </mrow>
          <mo stretchy="false">)</mo>
        </mrow>
      </mrow>
    </mrow>
    <annotation encoding="StarMath 5.0">r = (x,y) ", "r_1 = (x_1,y_1)", " r_2 = (x_2,y_2)</annotation>
  </semantics>
</math>
</file>

<file path=Object 2/content.xml><?xml version="1.0" encoding="utf-8"?>
<math xmlns="http://www.w3.org/1998/Math/MathML">
  <semantics>
    <mrow>
      <mrow>
        <mrow>
          <mfenced open="∣" close="∣">
            <mrow>
              <mrow>
                <mi>r</mi>
                <mo stretchy="false">−</mo>
                <msub>
                  <mi>r</mi>
                  <mn>1</mn>
                </msub>
              </mrow>
            </mrow>
          </mfenced>
          <mo stretchy="false">+</mo>
          <mfenced open="∣" close="∣">
            <mrow>
              <mrow>
                <mi>r</mi>
                <mo stretchy="false">−</mo>
                <msub>
                  <mi>r</mi>
                  <mn>2</mn>
                </msub>
              </mrow>
            </mrow>
          </mfenced>
        </mrow>
        <mo stretchy="false">=</mo>
        <mi>k</mi>
      </mrow>
    </mrow>
    <annotation encoding="StarMath 5.0">abs{r-r_1} + abs{r-r_2} = k</annotation>
  </semantics>
</math>
</file>

<file path=Object 3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4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5/content.xml><?xml version="1.0" encoding="utf-8"?>
<math xmlns="http://www.w3.org/1998/Math/MathML">
  <semantics>
    <mrow>
      <msub>
        <mi>r</mi>
        <mn>1</mn>
      </msub>
      <mtext> and </mtext>
      <msub>
        <mi>r</mi>
        <mn>2</mn>
      </msub>
      <mtext>.</mtext>
    </mrow>
    <annotation encoding="StarMath 5.0">r_1 " and " r_2 "."</annotation>
  </semantics>
</math>
</file>

<file path=Object 6/content.xml><?xml version="1.0" encoding="utf-8"?>
<math xmlns="http://www.w3.org/1998/Math/MathML">
  <semantics>
    <mrow>
      <mrow>
        <mo stretchy="false">(</mo>
        <mrow>
          <mfrac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</mrow>
            <mn>2,</mn>
          </mfrac>
          <mfrac>
            <mrow>
              <mrow>
                <msub>
                  <mi>y</mi>
                  <mn>1</mn>
                </msub>
                <mo stretchy="false">+</mo>
                <msub>
                  <mi>y</mi>
                  <mn>2</mn>
                </msub>
              </mrow>
            </mrow>
            <mn>2</mn>
          </mfrac>
        </mrow>
        <mo stretchy="false">)</mo>
      </mrow>
    </mrow>
    <annotation encoding="StarMath 5.0">({x_1 + x_2} over 2, {y_1 + y_2} over 2)</annotation>
  </semantics>
</math>
</file>

<file path=Object 7/content.xml><?xml version="1.0" encoding="utf-8"?>
<math xmlns="http://www.w3.org/1998/Math/MathML">
  <semantics>
    <mtable>
      <mtr>
        <mtd>
          <mrow>
            <mrow/>
          </mrow>
        </mtd>
      </mtr>
      <mtr>
        <mtd>
          <mrow>
            <mrow/>
          </mrow>
        </mtd>
      </mtr>
    </mtable>
    <annotation encoding="StarMath 5.0">{</annotation>
  </semantics>
</math>
</file>